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fehausLoginModule.SafehausLoginModul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afehausLoginModule.abo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afehausLoginModule.commi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afehausLoginModule.logou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afehausLoginModule.getUserDn( String username , String real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afehausLoginModule.initialize( Subject subject , CallbackHandler callbackHandler , Map sharedState , Map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afehausLoginModule.bindAs( String principalDn , String user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SafehausLoginModule.handle( LoginException 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afehausLoginModule.handle( Callback [ ] callback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afehausLoginModule.login(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40">
            <text:p text:style-name="Table_20_Contents">1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